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scadia Mono" svg:font-family="'Cascadia Mono'"/>
    <style:font-face style:name="Tahoma1" svg:font-family="Tahoma"/>
    <style:font-face style:name="Cascadia Code" svg:font-family="'Cascadia Code'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text-properties style:font-name="Cascadia Code" fo:font-size="14pt" style:text-underline-style="none" style:font-size-asian="14pt" style:font-size-complex="14pt"/>
    </style:style>
    <style:style style:name="P3" style:family="paragraph" style:parent-style-name="Standard">
      <style:paragraph-properties style:text-autospace="none"/>
      <style:text-properties fo:color="#000000" fo:font-size="13pt" style:font-size-asian="13pt" style:font-size-complex="13pt"/>
    </style:style>
    <style:style style:name="P4" style:family="paragraph" style:parent-style-name="Standard">
      <style:paragraph-properties style:text-autospace="none"/>
      <style:text-properties fo:color="#000000" style:font-name="Cascadia Mono" fo:font-size="11pt" style:font-name-asian="Cascadia Mono" style:font-size-asian="11pt" style:font-name-complex="Cascadia Mono" style:font-size-complex="11pt"/>
    </style:style>
    <style:style style:name="P5" style:family="paragraph" style:parent-style-name="Text_20_body">
      <style:text-properties style:font-name="Cascadia Code" fo:font-size="13pt" style:text-underline-style="none" style:font-size-asian="13pt" style:font-size-complex="13pt"/>
    </style:style>
    <style:style style:name="P6" style:family="paragraph" style:parent-style-name="Standard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P7" style:family="paragraph" style:parent-style-name="Standard">
      <style:paragraph-properties style:text-autospace="none"/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P8" style:family="paragraph" style:parent-style-name="Standard">
      <style:paragraph-properties style:text-autospace="none"/>
      <style:text-properties fo:color="#000000" style:font-name="Cascadia Mono" fo:font-size="13pt" style:font-name-asian="Cascadia Mono" style:font-size-asian="13pt" style:font-name-complex="Cascadia Mono" style:font-size-complex="13pt"/>
    </style:style>
    <style:style style:name="P9" style:family="paragraph" style:parent-style-name="Standard">
      <style:paragraph-properties style:text-autospace="none"/>
      <style:text-properties fo:color="#000000" style:font-name="Cascadia Mono" fo:font-size="11pt" style:font-name-asian="Cascadia Mono" style:font-size-asian="11pt" style:font-name-complex="Cascadia Mono" style:font-size-complex="11pt"/>
    </style:style>
    <style:style style:name="P10" style:family="paragraph" style:parent-style-name="Standard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11" style:family="paragraph" style:parent-style-name="Standard" style:list-style-name="">
      <style:paragraph-properties style:text-autospace="none"/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 style:list-style-name="">
      <style:paragraph-properties style:text-autospace="none"/>
    </style:style>
    <style:style style:name="T1" style:family="text">
      <style:text-properties fo:color="#ff0000" style:font-name="Cascadia Mono" fo:font-size="9.5pt" style:font-name-asian="Cascadia Mono" style:font-size-asian="9.5pt" style:font-name-complex="Cascadia Mono" style:font-size-complex="9.5pt"/>
    </style:style>
    <style:style style:name="T2" style:family="text">
      <style:text-properties fo:color="#0000ff" style:font-name="Cascadia Mono" fo:font-size="9.5pt" style:font-name-asian="Cascadia Mono" style:font-size-asian="9.5pt" style:font-name-complex="Cascadia Mono" style:font-size-complex="9.5pt"/>
    </style:style>
    <style:style style:name="T3" style:family="text">
      <style:text-properties fo:color="#000000" style:font-name="Cascadia Mono" fo:font-size="9.5pt" style:font-name-asian="Cascadia Mono" style:font-size-asian="9.5pt" style:font-name-complex="Cascadia Mono" style:font-size-complex="9.5pt"/>
    </style:style>
    <style:style style:name="T4" style:family="text">
      <style:text-properties fo:color="#000000" style:font-name="Cascadia Mono" fo:font-size="13pt" style:font-name-asian="Cascadia Mono" style:font-size-asian="13pt" style:font-name-complex="Cascadia Mono" style:font-size-complex="13pt"/>
    </style:style>
    <style:style style:name="T5" style:family="text">
      <style:text-properties fo:color="#000000" fo:font-size="13pt" style:font-name-asian="Cascadia Mono" style:font-size-asian="13pt" style:font-name-complex="Cascadia Mono" style:font-size-complex="13pt"/>
    </style:style>
    <style:style style:name="T6" style:family="text">
      <style:text-properties fo:color="#000000" style:font-name="Cascadia Code" fo:font-size="13pt" style:font-name-asian="Cascadia Mono" style:font-size-asian="13pt" style:font-name-complex="Cascadia Mono" style:font-size-complex="13pt"/>
    </style:style>
    <style:style style:name="T7" style:family="text">
      <style:text-properties fo:color="#000000" style:font-name="Cascadia Code" style:font-name-asian="Cascadia Mono" style:font-name-complex="Cascadia Mono"/>
    </style:style>
    <style:style style:name="T8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9" style:family="text">
      <style:text-properties style:font-name="Cascadia Mono" style:font-name-asian="Cascadia Mono" style:font-name-complex="Cascadia Mono"/>
    </style:style>
    <style:style style:name="T10" style:family="text">
      <style:text-properties style:font-name="Cascadia Code"/>
    </style:style>
    <style:style style:name="T11" style:family="text">
      <style:text-properties style:font-name="Cascadia Code"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 ruta del proyecto es: C:\Users\alfon\source\repos</text:p>
      <text:p text:style-name="P5"/>
      <text:p text:style-name="P5">1-Una vez abrimos el proyecto con visualStudio, voy a mainPage.xaml y borro todo el scrollview y creamos el código. En MainPage.C# borramos el manejador de eventos.</text:p>
      <text:p text:style-name="P5">2-Tenemos que añadir las imágenes, los recursos están al final de la sección, descargo el proyecto completo dentro de la ruta del proyecto, en "Mi Carpeta", busco las imágenes y las arrastro a visualstudio (la svg no hace falta).</text:p>
      <text:p text:style-name="P5">3-Tengo que hacer cada letra con un botón*hjk, para que los botones se distribuyan en diferentes filas según el ancho de la pantalla uso wrap, y para que haya una separación uniforme entre los botones uso JustifyContent </text:p>
      <text:p text:style-name="P6"/>
      <text:p text:style-name="P2"><text:span text:style-name="T2">&lt;</text:span><text:span text:style-name="T8">FlexLayout</text:span><text:span text:style-name="T1"> Wrap</text:span><text:span text:style-name="T2">="Wrap"</text:span></text:p>
      <text:p text:style-name="P1"><text:span text:style-name="T3"><text:s text:c="11"/></text:span><text:span text:style-name="T1"><text:s/>Grid.Row</text:span><text:span text:style-name="T2">="1"</text:span></text:p>
      <text:p text:style-name="P1"><text:span text:style-name="T3"><text:s text:c="11"/></text:span><text:span text:style-name="T1"><text:s/>JustifyContent</text:span><text:span text:style-name="T2">="SpaceEvenly"&gt;</text:span></text:p>
      <text:p text:style-name="P7"/>
      <text:p text:style-name="P8">4-En MainPage.C# añado InotifyPropertyChanged y su using.</text:p>
      <text:p text:style-name="P3"><text:span text:style-name="T9">Creo una región y la cierro </text:span><text:span text:style-name="T9">#region Fields ---- #endregion</text:span></text:p>
      <text:p text:style-name="P8">Dentro creo una lista con palabras para jugar</text:p>
      <text:p text:style-name="P4"><text:s/>#region Fields</text:p>
      <text:p text:style-name="P4"><text:s/>List&lt;String&gt; _list = new List&lt;String&gt;()</text:p>
      <text:p text:style-name="P4"><text:s/>{</text:p>
      <text:p text:style-name="P4"><text:s/>"python",</text:p>
      <text:p text:style-name="P4"><text:s/>"javascript",</text:p>
      <text:p text:style-name="P4"><text:s/>"maui",</text:p>
      <text:p text:style-name="P4"><text:s/>"csharp",</text:p>
      <text:p text:style-name="P4"><text:s/>"mongodb",</text:p>
      <text:p text:style-name="P4"><text:s/>"sql",</text:p>
      <text:p text:style-name="P4"><text:s/>"xaml",</text:p>
      <text:p text:style-name="P4"><text:s/>"word",</text:p>
      <text:p text:style-name="P4"><text:s/>"excel",</text:p>
      <text:p text:style-name="P4"><text:s/>"powerpoint",</text:p>
      <text:p text:style-name="P4"><text:s/>"code",</text:p>
      <text:p text:style-name="P4"><text:s/>"hotreload",</text:p>
      <text:p text:style-name="P4"><text:s/>"snippets"</text:p>
      <text:p text:style-name="P4"><text:s/>};</text:p>
      <text:p text:style-name="P4"><text:s/>#endregion</text:p>
      <text:p text:style-name="P8"/>
      <text:p text:style-name="P8">5-Una vez que en MainPage.C# ponemos el debug, al iniciar consola, nos vamos abajo, salida -&gt; depurar -&gt;ajustamos líneas en el botón azul -&gt; Aparecerá por ahí en medio la plabra generada aleatoriamente</text:p>
      <text:p text:style-name="P8"><text:soft-page-break/>6- *hjk Borro todos los botones menos uno, que mediante propiedades y bindings hará reproducirá todos los botones que necesite mediante el código c#</text:p>
      <text:p text:style-name="P8"/>
      <text:p text:style-name="P1"><text:span text:style-name="T6">7-</text:span><text:span text:style-name="T11">Sí, en C#, para permitir que una propiedad o un campo acepte valores </text:span><text:span text:style-name="Source_20_Text"><text:span text:style-name="T11">null</text:span></text:span><text:span text:style-name="T11">, puedes usar el símbolo </text:span><text:span text:style-name="Source_20_Text"><text:span text:style-name="T11">?</text:span></text:span><text:span text:style-name="T11"> después del tipo de la propiedad o del campo. </text:span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/></text:p>
      <text:p text:style-name="P1"><text:span text:style-name="T11">Código</text:span></text:p>
      <text:p text:style-name="P1"><text:span text:style-name="T11">mainPage.xaml:</text:span></text:p>
      <text:p text:style-name="P7">&lt;?xml version="1.0" encoding="utf-8" ?&gt;</text:p>
      <text:p text:style-name="P13"><text:span text:style-name="T2">&lt;</text:span><text:span text:style-name="T8">ContentPage</text:span><text:span text:style-name="T1"> xmlns</text:span><text:span text:style-name="T2">="http://schemas.microsoft.com/dotnet/2021/maui"</text:span></text:p>
      <text:p text:style-name="P13"><text:span text:style-name="T3"><text:s text:c="12"/></text:span><text:span text:style-name="T1"><text:s/>xmlns</text:span><text:span text:style-name="T2">:</text:span><text:span text:style-name="T1">x</text:span><text:span text:style-name="T2">="http://schemas.microsoft.com/winfx/2009/xaml"</text:span></text:p>
      <text:p text:style-name="P13"><text:span text:style-name="T3"><text:s text:c="12"/></text:span><text:span text:style-name="T1"><text:s/>x</text:span><text:span text:style-name="T2">:</text:span><text:span text:style-name="T1">Class</text:span><text:span text:style-name="T2">="P4Ahorcado.MainPage"&gt;</text:span></text:p>
      <text:p text:style-name="P11"/>
      <text:p text:style-name="P13"><text:span text:style-name="T3"><text:s text:c="4"/></text:span><text:span text:style-name="T2">&lt;</text:span><text:span text:style-name="T8">Grid</text:span><text:span text:style-name="T1"> RowDefinitions</text:span><text:span text:style-name="T2">=".6*,.4*"&gt;</text:span></text:p>
      <text:p text:style-name="P13"><text:span text:style-name="T3"><text:s text:c="8"/></text:span><text:span text:style-name="T2">&lt;</text:span><text:span text:style-name="T8">VerticalStackLayout</text:span><text:span text:style-name="T1"> Spacing</text:span><text:span text:style-name="T2">="10"&gt;</text:span></text:p>
      <text:p text:style-name="P13"><text:span text:style-name="T3"><text:s text:c="12"/></text:span><text:span text:style-name="T2">&lt;</text:span><text:span text:style-name="T8">Label</text:span></text:p>
      <text:p text:style-name="P13"><text:span text:style-name="T3"><text:s text:c="15"/></text:span><text:span text:style-name="T1"><text:s/>FontAttributes</text:span><text:span text:style-name="T2">="Bold"</text:span></text:p>
      <text:p text:style-name="P13"><text:span text:style-name="T3"><text:s text:c="15"/></text:span><text:span text:style-name="T1"><text:s/>HorizontalOptions</text:span><text:span text:style-name="T2">="Center"</text:span></text:p>
      <text:p text:style-name="P13"><text:span text:style-name="T3"><text:s text:c="15"/></text:span><text:span text:style-name="T1"><text:s/>Text</text:span><text:span text:style-name="T2">="{</text:span><text:span text:style-name="T8">Binding</text:span><text:span text:style-name="T1"> GameStatus</text:span><text:span text:style-name="T2">}"/&gt;</text:span></text:p>
      <text:p text:style-name="P13"><text:span text:style-name="T3"><text:s text:c="12"/></text:span><text:span text:style-name="T2">&lt;</text:span><text:span text:style-name="T8">Image</text:span><text:span text:style-name="T3"> </text:span></text:p>
      <text:p text:style-name="P13"><text:span text:style-name="T3"><text:s text:c="15"/></text:span><text:span text:style-name="T1"><text:s/>HeightRequest</text:span><text:span text:style-name="T2">="200"</text:span></text:p>
      <text:p text:style-name="P13"><text:span text:style-name="T3"><text:s text:c="15"/></text:span><text:span text:style-name="T1"><text:s/>Source</text:span><text:span text:style-name="T2">="{</text:span><text:span text:style-name="T8">Binding</text:span><text:span text:style-name="T1"> CurrentImage</text:span><text:span text:style-name="T2">}"/&gt;</text:span></text:p>
      <text:p text:style-name="P13"><text:span text:style-name="T3"><text:s text:c="12"/></text:span><text:span text:style-name="T2">&lt;</text:span><text:span text:style-name="T8">Label</text:span></text:p>
      <text:p text:style-name="P13"><text:span text:style-name="T3"><text:s text:c="15"/></text:span><text:span text:style-name="T1"><text:s/>FontSize</text:span><text:span text:style-name="T2">="40"</text:span></text:p>
      <text:p text:style-name="P13"><text:span text:style-name="T3"><text:s text:c="15"/></text:span><text:span text:style-name="T1"><text:s/>HorizontalOptions</text:span><text:span text:style-name="T2">="Center"</text:span></text:p>
      <text:p text:style-name="P13"><text:span text:style-name="T3"><text:s text:c="15"/></text:span><text:span text:style-name="T1"><text:s/>Text</text:span><text:span text:style-name="T2">="{</text:span><text:span text:style-name="T8">Binding</text:span><text:span text:style-name="T1"> Spotlight</text:span><text:span text:style-name="T2">}"</text:span></text:p>
      <text:p text:style-name="P13"><text:span text:style-name="T3"><text:s text:c="15"/></text:span><text:span text:style-name="T1"><text:s/>VerticalOptions</text:span><text:span text:style-name="T2">="Center"/&gt;</text:span></text:p>
      <text:p text:style-name="P13"><text:span text:style-name="T3"><text:s text:c="12"/></text:span><text:span text:style-name="T2">&lt;</text:span><text:span text:style-name="T8">Label</text:span></text:p>
      <text:p text:style-name="P13"><text:span text:style-name="T3"><text:s text:c="15"/></text:span><text:span text:style-name="T1"><text:s/>FontSize</text:span><text:span text:style-name="T2">="Large"</text:span></text:p>
      <text:p text:style-name="P13"><text:span text:style-name="T3"><text:s text:c="15"/></text:span><text:span text:style-name="T1"><text:s/>HorizontalTextAlignment</text:span><text:span text:style-name="T2">="Center"</text:span></text:p>
      <text:p text:style-name="P13"><text:span text:style-name="T3"><text:s text:c="15"/></text:span><text:span text:style-name="T1"><text:s/>Text</text:span><text:span text:style-name="T2">="{</text:span><text:span text:style-name="T8">Binding</text:span><text:span text:style-name="T1"> Message</text:span><text:span text:style-name="T2">}"/&gt;</text:span></text:p>
      <text:p text:style-name="P13"><text:span text:style-name="T3"><text:s text:c="12"/></text:span><text:span text:style-name="T2">&lt;</text:span><text:span text:style-name="T8">Button</text:span></text:p>
      <text:p text:style-name="P13"><text:span text:style-name="T3"><text:s text:c="15"/></text:span><text:span text:style-name="T1"><text:s/>HorizontalOptions</text:span><text:span text:style-name="T2">="Center"</text:span></text:p>
      <text:p text:style-name="P13"><text:span text:style-name="T3"><text:s text:c="15"/></text:span><text:span text:style-name="T1"><text:s/>Text</text:span><text:span text:style-name="T2">="Reset"</text:span></text:p>
      <text:p text:style-name="P13"><text:span text:style-name="T3"><text:s text:c="15"/></text:span><text:span text:style-name="T1"><text:s/>WidthRequest</text:span><text:span text:style-name="T2">="100"</text:span></text:p>
      <text:p text:style-name="P13"><text:span text:style-name="T3"><text:s text:c="15"/></text:span><text:span text:style-name="T1"><text:s/>Clicked</text:span><text:span text:style-name="T2">="Reset_Clicked"/&gt;</text:span></text:p>
      <text:p text:style-name="P13"><text:span text:style-name="T3"><text:s text:c="8"/></text:span><text:span text:style-name="T2">&lt;/</text:span><text:span text:style-name="T8">VerticalStackLayout</text:span><text:span text:style-name="T2">&gt;</text:span></text:p>
      <text:p text:style-name="P13"><text:span text:style-name="T3"><text:s text:c="8"/></text:span><text:span text:style-name="T2">&lt;</text:span><text:span text:style-name="T8">FlexLayout</text:span><text:span text:style-name="T1"> Wrap</text:span><text:span text:style-name="T2">="Wrap"</text:span></text:p>
      <text:p text:style-name="P13"><text:span text:style-name="T3"><text:s text:c="19"/></text:span><text:span text:style-name="T1"><text:s/>Grid.Row</text:span><text:span text:style-name="T2">="1"</text:span></text:p>
      <text:p text:style-name="P13"><text:span text:style-name="T3"><text:s text:c="19"/></text:span><text:span text:style-name="T1"><text:s/>x</text:span><text:span text:style-name="T2">:</text:span><text:span text:style-name="T1">Name</text:span><text:span text:style-name="T2">="LettersContainer"</text:span></text:p>
      <text:p text:style-name="P13"><text:span text:style-name="T3"><text:s text:c="19"/></text:span><text:span text:style-name="T1"><text:s/>JustifyContent</text:span><text:span text:style-name="T2">="SpaceEvenly"</text:span></text:p>
      <text:p text:style-name="P13"><text:span text:style-name="T3"><text:s text:c="19"/></text:span><text:span text:style-name="T1"><text:s/>BindableLayout.ItemsSource</text:span><text:span text:style-name="T2">="{</text:span><text:span text:style-name="T8">Binding</text:span><text:span text:style-name="T1"> Letters</text:span><text:span text:style-name="T2">}"&gt;</text:span></text:p>
      <text:p text:style-name="P13"><text:span text:style-name="T3"><text:s text:c="12"/></text:span><text:span text:style-name="T2">&lt;</text:span><text:span text:style-name="T8">BindableLayout.ItemTemplate</text:span><text:span text:style-name="T2">&gt;</text:span></text:p>
      <text:p text:style-name="P13"><text:span text:style-name="T3"><text:s text:c="16"/></text:span><text:span text:style-name="T2">&lt;</text:span><text:span text:style-name="T8">DataTemplate</text:span><text:span text:style-name="T2">&gt;</text:span></text:p>
      <text:p text:style-name="P13"><text:span text:style-name="T3"><text:s text:c="20"/></text:span><text:span text:style-name="T2">&lt;</text:span><text:span text:style-name="T8">Button</text:span><text:span text:style-name="T1"> HeightRequest</text:span><text:span text:style-name="T2">="50"</text:span></text:p>
      <text:p text:style-name="P13"><text:span text:style-name="T3"><text:s text:c="27"/></text:span><text:span text:style-name="T1"><text:s/>WidthRequest</text:span><text:span text:style-name="T2">="50"</text:span></text:p>
      <text:p text:style-name="P13"><text:span text:style-name="T3"><text:s text:c="27"/></text:span><text:span text:style-name="T1"><text:s/>Text</text:span><text:span text:style-name="T2">="{</text:span><text:span text:style-name="T8">Binding</text:span><text:span text:style-name="T2"> .}"</text:span></text:p>
      <text:p text:style-name="P13"><text:span text:style-name="T3"><text:s text:c="27"/></text:span><text:span text:style-name="T1"><text:s/>Clicked</text:span><text:span text:style-name="T2">="Button_Clicked"/&gt;</text:span></text:p>
      <text:p text:style-name="P13"><text:soft-page-break/><text:span text:style-name="T3"><text:s text:c="16"/></text:span><text:span text:style-name="T2">&lt;/</text:span><text:span text:style-name="T8">DataTemplate</text:span><text:span text:style-name="T2">&gt;</text:span></text:p>
      <text:p text:style-name="P13"><text:span text:style-name="T3"><text:s text:c="12"/></text:span><text:span text:style-name="T2">&lt;/</text:span><text:span text:style-name="T8">BindableLayout.ItemTemplate</text:span><text:span text:style-name="T2">&gt;</text:span></text:p>
      <text:p text:style-name="P13"><text:span text:style-name="T3"><text:s text:c="8"/></text:span><text:span text:style-name="T2">&lt;/</text:span><text:span text:style-name="T8">FlexLayout</text:span><text:span text:style-name="T2">&gt;</text:span></text:p>
      <text:p text:style-name="P11"><text:s text:c="8"/></text:p>
      <text:p text:style-name="P13"><text:span text:style-name="T3"><text:s text:c="4"/></text:span><text:span text:style-name="T2">&lt;/</text:span><text:span text:style-name="T8">Grid</text:span><text:span text:style-name="T2">&gt;</text:span></text:p>
      <text:p text:style-name="P11"/>
      <text:p text:style-name="P13"><text:span text:style-name="T2">&lt;/</text:span><text:span text:style-name="T8">ContentPage</text:span><text:span text:style-name="T2">&gt;</text:span></text:p>
      <text:p text:style-name="P1"><text:span text:style-name="T11"/></text:p>
      <text:p text:style-name="P1"><text:span text:style-name="T11">mainpage.C#:</text:span></text:p>
      <text:p text:style-name="P1"><text:span text:style-name="T11"/></text:p>
      <text:p text:style-name="P10">using System.ComponentModel;</text:p>
      <text:p text:style-name="P11">using System.Diagnostics;</text:p>
      <text:p text:style-name="P11"/>
      <text:p text:style-name="P11">namespace P4Ahorcado</text:p>
      <text:p text:style-name="P11">{</text:p>
      <text:p text:style-name="P11"><text:s text:c="4"/>public partial class MainPage : ContentPage, INotifyPropertyChanged</text:p>
      <text:p text:style-name="P11"><text:s text:c="4"/>{</text:p>
      <text:p text:style-name="P11"><text:s text:c="8"/>private string? spotlight;</text:p>
      <text:p text:style-name="P11"><text:s text:c="8"/>#region UI Properties</text:p>
      <text:p text:style-name="P11"><text:s text:c="8"/>public string? Spotlight</text:p>
      <text:p text:style-name="P11"><text:s text:c="8"/>{</text:p>
      <text:p text:style-name="P11"><text:s text:c="12"/>get =&gt; spotlight; set</text:p>
      <text:p text:style-name="P11"><text:s text:c="12"/>{</text:p>
      <text:p text:style-name="P11"><text:s text:c="16"/>spotlight = value;</text:p>
      <text:p text:style-name="P11"><text:s text:c="16"/>OnPropertyChanged();</text:p>
      <text:p text:style-name="P11"><text:s text:c="12"/>}</text:p>
      <text:p text:style-name="P11"><text:s text:c="8"/>}</text:p>
      <text:p text:style-name="P11"/>
      <text:p text:style-name="P11"><text:s text:c="8"/>public List&lt;char&gt; Letters</text:p>
      <text:p text:style-name="P11"><text:s text:c="8"/>{</text:p>
      <text:p text:style-name="P11"><text:s text:c="12"/>get =&gt; letters; </text:p>
      <text:p text:style-name="P11"><text:s text:c="12"/>set</text:p>
      <text:p text:style-name="P11"><text:s text:c="12"/>{</text:p>
      <text:p text:style-name="P11"><text:s text:c="16"/>letters = value;</text:p>
      <text:p text:style-name="P11"><text:s text:c="16"/>OnPropertyChanged();</text:p>
      <text:p text:style-name="P11"><text:s text:c="12"/>}</text:p>
      <text:p text:style-name="P11"><text:s text:c="8"/>}</text:p>
      <text:p text:style-name="P11"/>
      <text:p text:style-name="P11"><text:s text:c="8"/>public string Message</text:p>
      <text:p text:style-name="P11"><text:s text:c="8"/>{</text:p>
      <text:p text:style-name="P11"><text:s text:c="12"/>get =&gt; message;</text:p>
      <text:p text:style-name="P11"><text:s text:c="12"/>set</text:p>
      <text:p text:style-name="P11"><text:s text:c="12"/>{</text:p>
      <text:p text:style-name="P11"><text:s text:c="16"/>message = value;</text:p>
      <text:p text:style-name="P11"><text:s text:c="16"/>OnPropertyChanged(); <text:s text:c="6"/></text:p>
      <text:p text:style-name="P11"><text:s text:c="12"/>}</text:p>
      <text:p text:style-name="P11"><text:s text:c="8"/>}</text:p>
      <text:p text:style-name="P11"><text:s text:c="8"/>public string GameStatus</text:p>
      <text:p text:style-name="P11"><text:s text:c="8"/>{</text:p>
      <text:p text:style-name="P11"><text:s text:c="12"/>get =&gt; gameStatus; </text:p>
      <text:p text:style-name="P11"><text:s text:c="12"/>set</text:p>
      <text:p text:style-name="P11"><text:s text:c="12"/>{</text:p>
      <text:p text:style-name="P11"><text:s text:c="16"/>gameStatus = value;</text:p>
      <text:p text:style-name="P11"><text:s text:c="16"/>OnPropertyChanged();</text:p>
      <text:p text:style-name="P11"><text:s text:c="12"/>}</text:p>
      <text:p text:style-name="P11"><text:s text:c="8"/>}</text:p>
      <text:p text:style-name="P11"><text:soft-page-break/><text:s text:c="8"/>public string CurrentImage</text:p>
      <text:p text:style-name="P11"><text:s text:c="8"/>{</text:p>
      <text:p text:style-name="P11"><text:s text:c="12"/>get =&gt; currentImage; </text:p>
      <text:p text:style-name="P11"><text:s text:c="12"/>set</text:p>
      <text:p text:style-name="P11"><text:s text:c="12"/>{</text:p>
      <text:p text:style-name="P11"><text:s text:c="16"/>currentImage = value;</text:p>
      <text:p text:style-name="P11"><text:s text:c="16"/>OnPropertyChanged();</text:p>
      <text:p text:style-name="P11"><text:s text:c="12"/>}</text:p>
      <text:p text:style-name="P11"><text:s text:c="8"/>}</text:p>
      <text:p text:style-name="P11"><text:s text:c="8"/>#endregion</text:p>
      <text:p text:style-name="P11"/>
      <text:p text:style-name="P11"><text:s text:c="8"/>#region Fields</text:p>
      <text:p text:style-name="P11"><text:s text:c="8"/>List&lt;String&gt; words = new List&lt;String&gt;()</text:p>
      <text:p text:style-name="P11"><text:s text:c="8"/>{</text:p>
      <text:p text:style-name="P11"><text:s text:c="8"/>"python",</text:p>
      <text:p text:style-name="P11"><text:s text:c="8"/>"javascript",</text:p>
      <text:p text:style-name="P11"><text:s text:c="8"/>"maui",</text:p>
      <text:p text:style-name="P11"><text:s text:c="8"/>"csharp",</text:p>
      <text:p text:style-name="P11"><text:s text:c="8"/>"mongodb",</text:p>
      <text:p text:style-name="P11"><text:s text:c="8"/>"sql",</text:p>
      <text:p text:style-name="P11"><text:s text:c="8"/>"xaml",</text:p>
      <text:p text:style-name="P11"><text:s text:c="8"/>"word",</text:p>
      <text:p text:style-name="P11"><text:s text:c="8"/>"excel",</text:p>
      <text:p text:style-name="P11"><text:s text:c="8"/>"powerpoint",</text:p>
      <text:p text:style-name="P11"><text:s text:c="8"/>"code",</text:p>
      <text:p text:style-name="P11"><text:s text:c="8"/>"hotreload",</text:p>
      <text:p text:style-name="P11"><text:s text:c="8"/>"snippets"</text:p>
      <text:p text:style-name="P11"><text:s text:c="8"/>};</text:p>
      <text:p text:style-name="P11"><text:s text:c="8"/>string answer = string.Empty;</text:p>
      <text:p text:style-name="P11"><text:s text:c="8"/></text:p>
      <text:p text:style-name="P11"><text:s text:c="8"/>List&lt;char&gt; guessed = new List&lt;char&gt;();</text:p>
      <text:p text:style-name="P11"><text:s text:c="8"/>private List&lt;char&gt; letters = new List&lt;char&gt;();</text:p>
      <text:p text:style-name="P11"><text:s text:c="8"/>private string message = string.Empty;</text:p>
      <text:p text:style-name="P11"><text:s text:c="8"/>int mistakes = 0;</text:p>
      <text:p text:style-name="P11"><text:s text:c="8"/>int maxWrong = 6;</text:p>
      <text:p text:style-name="P11"><text:s text:c="8"/>private string gameStatus;</text:p>
      <text:p text:style-name="P11"><text:s text:c="8"/>private string currentImage = "img0.jpg";</text:p>
      <text:p text:style-name="P11"/>
      <text:p text:style-name="P11"><text:s text:c="8"/>#endregion</text:p>
      <text:p text:style-name="P11"/>
      <text:p text:style-name="P11">#pragma warning disable CS8618 // Un campo que no acepta valores NULL debe contener un valor distinto de NULL al salir del constructor. Considere la posibilidad de declararlo como que admite un valor NULL.</text:p>
      <text:p text:style-name="P11"><text:s text:c="8"/>public MainPage()</text:p>
      <text:p text:style-name="P11">#pragma warning restore CS8618 // Un campo que no acepta valores NULL debe contener un valor distinto de NULL al salir del constructor. Considere la posibilidad de declararlo como que admite un valor NULL.</text:p>
      <text:p text:style-name="P11"><text:s text:c="8"/>{</text:p>
      <text:p text:style-name="P11"><text:s text:c="12"/>InitializeComponent();</text:p>
      <text:p text:style-name="P11"><text:s text:c="12"/>Letters.AddRange("abcdefghijklmnñopqrstuvwxyz");</text:p>
      <text:p text:style-name="P11"><text:s text:c="12"/>BindingContext = this;</text:p>
      <text:p text:style-name="P11"><text:s text:c="12"/>PickWord();</text:p>
      <text:p text:style-name="P11"><text:s text:c="12"/>CalculateWord(answer, guessed);</text:p>
      <text:p text:style-name="P11"><text:s text:c="8"/>}</text:p>
      <text:p text:style-name="P11"/>
      <text:p text:style-name="P11"><text:s text:c="8"/>#region Game Engine</text:p>
      <text:p text:style-name="P11"><text:s text:c="8"/>private void PickWord()</text:p>
      <text:p text:style-name="P11"><text:s text:c="8"/>{</text:p>
      <text:p text:style-name="P11"><text:soft-page-break/><text:s text:c="12"/>answer = words[new Random().Next(0, words.Count)];</text:p>
      <text:p text:style-name="P11"><text:s text:c="12"/>Debug.WriteLine(answer);</text:p>
      <text:p text:style-name="P11"><text:s text:c="8"/>}</text:p>
      <text:p text:style-name="P11"/>
      <text:p text:style-name="P11"><text:s text:c="8"/>private void CalculateWord(string answer, List&lt;char&gt; guessed)</text:p>
      <text:p text:style-name="P11"><text:s text:c="8"/>{</text:p>
      <text:p text:style-name="P11"><text:s text:c="12"/>var temp = answer.Select(x =&gt; (guessed.IndexOf(x) &gt;= 0 ? x : '_')).ToArray();</text:p>
      <text:p text:style-name="P11"><text:s text:c="12"/>Spotlight = string.Join(' ', temp);</text:p>
      <text:p text:style-name="P11"><text:s text:c="8"/>}</text:p>
      <text:p text:style-name="P11"><text:s text:c="8"/>#endregion</text:p>
      <text:p text:style-name="P11"/>
      <text:p text:style-name="P11"><text:s text:c="8"/>private void HandleGuess(char letter)</text:p>
      <text:p text:style-name="P11"><text:s text:c="8"/>{</text:p>
      <text:p text:style-name="P11"><text:s text:c="12"/>if(guessed.IndexOf(letter) == -1)</text:p>
      <text:p text:style-name="P11"><text:s text:c="12"/>{</text:p>
      <text:p text:style-name="P11"><text:s text:c="16"/>guessed.Add(letter);</text:p>
      <text:p text:style-name="P11"><text:s text:c="12"/>}</text:p>
      <text:p text:style-name="P11"><text:s text:c="12"/>if(answer.IndexOf(letter) &gt;= 0)</text:p>
      <text:p text:style-name="P11"><text:s text:c="12"/>{</text:p>
      <text:p text:style-name="P11"><text:s text:c="16"/>CalculateWord(answer, guessed);</text:p>
      <text:p text:style-name="P11"><text:s text:c="16"/>CheckIfGameWon();</text:p>
      <text:p text:style-name="P11"><text:s text:c="12"/>}</text:p>
      <text:p text:style-name="P11"><text:s text:c="12"/>else if(answer.IndexOf(letter) == -1)</text:p>
      <text:p text:style-name="P11"><text:s text:c="12"/>{</text:p>
      <text:p text:style-name="P11"><text:s text:c="16"/>mistakes++;</text:p>
      <text:p text:style-name="P11"><text:s text:c="16"/>UpdateStatus();</text:p>
      <text:p text:style-name="P11"><text:s text:c="16"/>CheckIfGameLost();</text:p>
      <text:p text:style-name="P11"><text:s text:c="16"/>CurrentImage = $"img{mistakes}.jpg";</text:p>
      <text:p text:style-name="P11"><text:s text:c="12"/>}</text:p>
      <text:p text:style-name="P11"><text:s text:c="8"/>}</text:p>
      <text:p text:style-name="P11"/>
      <text:p text:style-name="P11"><text:s text:c="8"/>private void CheckIfGameLost()</text:p>
      <text:p text:style-name="P11"><text:s text:c="8"/>{</text:p>
      <text:p text:style-name="P11"><text:s text:c="12"/>if (mistakes == maxWrong)</text:p>
      <text:p text:style-name="P11"><text:s text:c="12"/>{</text:p>
      <text:p text:style-name="P11"><text:s text:c="16"/>Message = "You Lost!!";</text:p>
      <text:p text:style-name="P11"><text:s text:c="16"/>DisableLetters();</text:p>
      <text:p text:style-name="P11"><text:s text:c="12"/>}</text:p>
      <text:p text:style-name="P11"><text:s text:c="8"/>}</text:p>
      <text:p text:style-name="P11"/>
      <text:p text:style-name="P11"><text:s text:c="8"/>private void DisableLetters()</text:p>
      <text:p text:style-name="P11"><text:s text:c="8"/>{</text:p>
      <text:p text:style-name="P11"><text:s text:c="12"/>foreach(var children in LettersContainer.Children)</text:p>
      <text:p text:style-name="P11"><text:s text:c="12"/>{</text:p>
      <text:p text:style-name="P11"><text:s text:c="16"/>var btn = children as Button;</text:p>
      <text:p text:style-name="P11"><text:s text:c="16"/>if (btn != null)</text:p>
      <text:p text:style-name="P11"><text:s text:c="16"/>{</text:p>
      <text:p text:style-name="P11"><text:s text:c="20"/>btn.IsEnabled = false;</text:p>
      <text:p text:style-name="P11"><text:s text:c="16"/>}</text:p>
      <text:p text:style-name="P11"><text:s text:c="12"/>}</text:p>
      <text:p text:style-name="P11"><text:s text:c="8"/>}</text:p>
      <text:p text:style-name="P11"><text:s text:c="8"/>private void EnableLetters()</text:p>
      <text:p text:style-name="P11"><text:s text:c="8"/>{</text:p>
      <text:p text:style-name="P11"><text:s text:c="12"/>foreach (var children in LettersContainer.Children)</text:p>
      <text:p text:style-name="P11"><text:s text:c="12"/>{</text:p>
      <text:p text:style-name="P11"><text:s text:c="16"/>var btn = children as Button;</text:p>
      <text:p text:style-name="P11"><text:s text:c="16"/>if (btn != null)</text:p>
      <text:p text:style-name="P11"><text:soft-page-break/><text:s text:c="16"/>{</text:p>
      <text:p text:style-name="P11"><text:s text:c="20"/>btn.IsEnabled = true;</text:p>
      <text:p text:style-name="P11"><text:s text:c="16"/>}</text:p>
      <text:p text:style-name="P11"><text:s text:c="12"/>}</text:p>
      <text:p text:style-name="P11"><text:s text:c="8"/>}</text:p>
      <text:p text:style-name="P11"/>
      <text:p text:style-name="P11"><text:s text:c="8"/>private void CheckIfGameWon()</text:p>
      <text:p text:style-name="P11"><text:s text:c="8"/>{</text:p>
      <text:p text:style-name="P11"><text:s text:c="12"/>if(Spotlight?.Replace(" ", "") == answer)</text:p>
      <text:p text:style-name="P11"><text:s text:c="12"/>{</text:p>
      <text:p text:style-name="P11"><text:s text:c="16"/>Message = "You win¡";</text:p>
      <text:p text:style-name="P11"><text:s text:c="16"/>DisableLetters();</text:p>
      <text:p text:style-name="P11"><text:s text:c="12"/>}</text:p>
      <text:p text:style-name="P11"><text:s text:c="8"/>}</text:p>
      <text:p text:style-name="P11"/>
      <text:p text:style-name="P11"><text:s text:c="8"/>private void UpdateStatus()</text:p>
      <text:p text:style-name="P11"><text:s text:c="8"/>{</text:p>
      <text:p text:style-name="P11"><text:s text:c="12"/>GameStatus = $"Errors: {mistakes} of {maxWrong}";</text:p>
      <text:p text:style-name="P11"><text:s text:c="8"/>}</text:p>
      <text:p text:style-name="P11"/>
      <text:p text:style-name="P11"><text:s text:c="8"/>private void Button_Clicked(object sender, EventArgs e)</text:p>
      <text:p text:style-name="P11"><text:s text:c="8"/>{</text:p>
      <text:p text:style-name="P11"><text:s text:c="12"/>var btn = sender as Button;</text:p>
      <text:p text:style-name="P11"><text:s text:c="12"/>if (btn != null)</text:p>
      <text:p text:style-name="P11"><text:s text:c="12"/>{</text:p>
      <text:p text:style-name="P11"><text:s text:c="16"/>var letter = btn.Text;</text:p>
      <text:p text:style-name="P11"><text:s text:c="16"/>btn.IsEnabled = false;</text:p>
      <text:p text:style-name="P11"><text:s text:c="16"/>HandleGuess(letter[0]);</text:p>
      <text:p text:style-name="P11"><text:s text:c="12"/>}</text:p>
      <text:p text:style-name="P11"><text:s text:c="8"/>}</text:p>
      <text:p text:style-name="P11"/>
      <text:p text:style-name="P11"><text:s text:c="8"/>private void Reset_Clicked(object sender, EventArgs e)</text:p>
      <text:p text:style-name="P11"><text:s text:c="8"/>{</text:p>
      <text:p text:style-name="P11"><text:s text:c="12"/>mistakes = 0;</text:p>
      <text:p text:style-name="P11"><text:s text:c="12"/>guessed = new List&lt;char&gt;();</text:p>
      <text:p text:style-name="P11"><text:s text:c="12"/>CurrentImage = "img0.jpg";</text:p>
      <text:p text:style-name="P11"><text:s text:c="12"/>PickWord();</text:p>
      <text:p text:style-name="P11"><text:s text:c="12"/>CalculateWord(answer, guessed);</text:p>
      <text:p text:style-name="P11"><text:s text:c="12"/>Message = "";</text:p>
      <text:p text:style-name="P11"><text:s text:c="12"/>UpdateStatus();</text:p>
      <text:p text:style-name="P11"><text:s text:c="12"/>EnableLetters();</text:p>
      <text:p text:style-name="P11"><text:s text:c="8"/>}</text:p>
      <text:p text:style-name="P11"><text:s text:c="4"/>}</text:p>
      <text:p text:style-name="P11"/>
      <text:p text:style-name="P13"><text:span text:style-name="T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scadia Mono" svg:font-family="'Cascadia Mono'"/>
    <style:font-face style:name="Tahoma1" svg:font-family="Tahoma"/>
    <style:font-face style:name="Cascadia Code" svg:font-family="'Cascadia Code'" style:font-family-generic="modern" style:font-pitch="fixed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14H59M39S</meta:editing-duration>
    <meta:editing-cycles>80</meta:editing-cycles>
    <meta:generator>OpenOffice/4.1.14$Win32 OpenOffice.org_project/4114m1$Build-9811</meta:generator>
    <dc:date>2024-07-08T23:49:19.23</dc:date>
    <dc:creator>Alfonso Fernández Planás</dc:creator>
    <meta:document-statistic meta:table-count="0" meta:image-count="0" meta:object-count="0" meta:page-count="6" meta:paragraph-count="265" meta:word-count="767" meta:character-count="8455"/>
    <meta:user-defined meta:name="Info 1"/>
    <meta:user-defined meta:name="Info 2"/>
    <meta:user-defined meta:name="Info 3"/>
    <meta:user-defined meta:name="Info 4"/>
  </office:meta>
</office:document-meta>
</file>